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74b2c" officeooo:paragraph-rsid="00074b2c"/>
    </style:style>
    <style:style style:name="T1" style:family="text">
      <style:text-properties officeooo:rsid="00074b2c"/>
    </style:style>
    <style:style style:name="T2" style:family="text">
      <style:text-properties officeooo:rsid="00093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ing a Cybersecurity <text:span text:style-name="T1">Analyst </text:span>Homelab for Detection &amp; Monitoring</text:p>
      <text:p text:style-name="P2">Hello! This is my documentation on how I built my security analyst homelab. I built this lab to help me get some hands on experience in a security analyst role and assist me in studying for the CySA+. <text:span text:style-name="T2">I want to thank The Cyber Mentor and Day from Cyberwox for creating tutorials used in this documentation.</text:span></text:p>
      <text:p text:style-name="Standard"/>
      <text:p text:style-name="P1">CONTENT</text:p>
      <text:p text:style-name="Standard"><text:s text:c="4"/>• Configuring pfSense firewall for Network Segmentation &amp; Security</text:p>
      <text:p text:style-name="Standard"><text:s text:c="4"/>• Configuring Security Onion as an all-in-one IDS, Security Monitoring, and Log Management solution</text:p>
      <text:p text:style-name="Standard"><text:s text:c="4"/>• Configuring Kali Linux as an attack machine</text:p>
      <text:p text:style-name="Standard"><text:s text:c="4"/>• Configuring a Windows Server as a Domain Controller</text:p>
      <text:p text:style-name="Standard"><text:s text:c="4"/>• Configuring Windows desktops</text:p>
      <text:p text:style-name="Standard"><text:s text:c="4"/>• Configuring Splunk</text:p>
      <text:p text:style-name="Standard"><text:s text:c="4"/>• Ubuntu/CentOS/Metasploitable/DVWA/Vulnhub machines: All these are potential Linux machines that can be added to the network for exploitation, detection, or monitoring purpos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07:56:22.646884351</meta:creation-date>
    <dc:date>2022-10-05T14:02:21.875464591</dc:date>
    <meta:editing-duration>PT2H33M5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135" meta:character-count="899" meta:non-whitespace-character-count="746"/>
  </office:meta>
</office:document-meta>
</file>